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 style:use-optimal-column-width="false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 style:use-optimal-row-height="false"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0.3527in" style:use-optimal-row-height="false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2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3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4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5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6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7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8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19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20" style:parent-style-name="Domyślnaczcionkaakapitu" style:family="text"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P21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2" style:family="table-row">
      <style:table-row-properties style:min-row-height="0.4194in" style:use-optimal-row-height="false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5" style:family="table-row">
      <style:table-row-properties style:min-row-height="0.3868in" style:use-optimal-row-height="false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8" style:family="table-row">
      <style:table-row-properties style:min-row-height="0.3826in" style:use-optimal-row-height="false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1" style:family="table-row">
      <style:table-row-properties style:min-row-height="0.7645in" style:use-optimal-row-height="false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4" style:family="table-row">
      <style:table-row-properties style:min-row-height="0.7645in"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37" style:family="table-row">
      <style:table-row-properties style:min-row-height="0.7645in" style:use-optimal-row-height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Tekstpodstawowy" style:family="paragraph">
      <style:paragraph-properties fo:text-align="justify" fo:margin-top="0.0833in" fo:margin-bottom="0.0833in" fo:margin-left="0in" fo:margin-right="0.0194in" fo:text-indent="0in">
        <style:tab-stops/>
      </style:paragraph-properties>
    </style:style>
    <style:style style:name="T43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44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45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46" style:parent-style-name="Domyślnaczcionkaakapitu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pl" fo:country="PL"/>
    </style:style>
    <style:style style:name="T47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Row57" style:family="table-row">
      <style:table-row-properties style:min-row-height="2.6923in"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6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61" style:family="table-row">
      <style:table-row-properties style:min-row-height="3.6937in" style:use-optimal-row-height="false"/>
    </style:style>
    <style:style style:name="TableCell62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63" style:parent-style-name="Tekstpodstawowy" style:list-style-name="LFO3" style:family="paragraph">
      <style:paragraph-properties fo:margin-top="0.0833in" fo:margin-right="0.0194in"/>
    </style:style>
    <style:style style:name="T64" style:parent-style-name="Domyślnaczcionkaakapitu" style:family="text">
      <style:text-properties fo:font-size="11pt" style:font-size-asian="11pt" style:font-size-complex="11pt" fo:language="pl" fo:country="PL"/>
    </style:style>
    <style:style style:name="P65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TableRow66" style:family="table-row">
      <style:table-row-properties style:min-row-height="3.6937in" style:use-optimal-row-height="false"/>
    </style:style>
    <style:style style:name="TableCell67" style:family="table-cell">
      <style:table-cell-properties fo:border-top="0.0069in solid #000000" fo:border-left="0.0069in solid #000000" fo:border-bottom="none" fo:border-right="0.0069in solid #000000" fo:padding-top="0in" fo:padding-left="0.075in" fo:padding-bottom="0in" fo:padding-right="0.075in"/>
    </style:style>
    <style:style style:name="P68" style:parent-style-name="Tekstpodstawowy" style:list-style-name="LFO3" style:family="paragraph">
      <style:paragraph-properties fo:margin-top="0.0833in" fo:margin-right="0.0194in"/>
    </style:style>
    <style:style style:name="T69" style:parent-style-name="Domyślnaczcionkaakapitu" style:family="text">
      <style:text-properties fo:font-size="11pt" style:font-size-asian="11pt" style:font-size-complex="11pt" fo:language="pl" fo:country="PL"/>
    </style:style>
    <style:style style:name="T70" style:parent-style-name="Domyślnaczcionkaakapitu" style:family="text">
      <style:text-properties fo:font-size="11pt" style:font-size-asian="11pt" style:font-size-complex="11pt" fo:language="pl" fo:country="PL"/>
    </style:style>
    <style:style style:name="T71" style:parent-style-name="Domyślnaczcionkaakapitu" style:family="text">
      <style:text-properties fo:font-size="11pt" style:font-size-asian="11pt" style:font-size-complex="11pt" fo:language="pl" fo:country="PL"/>
    </style:style>
    <style:style style:name="P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75" style:family="table-row">
      <style:table-row-properties style:min-row-height="2.5888in" style:use-optimal-row-height="false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7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86" style:family="table-row">
      <style:table-row-properties style:min-row-height="2.6131in" style:use-optimal-row-height="false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9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97" style:family="table-row">
      <style:table-row-properties style:min-row-height="0.45in" style:use-optimal-row-height="false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106" style:family="table-row">
      <style:table-row-properties style:min-row-height="2.7444in" style:use-optimal-row-height="fals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Tekstpodstawowy" style:list-style-name="LFO6" style:family="paragraph">
      <style:paragraph-properties fo:margin-top="0.0833in" fo:margin-right="0.0194in"/>
    </style:style>
    <style:style style:name="T109" style:parent-style-name="Domyślnaczcionkaakapitu" style:family="text">
      <style:text-properties fo:font-size="11pt" style:font-size-asian="11pt" style:font-size-complex="11pt" fo:language="pl" fo:country="PL"/>
    </style:style>
    <style:style style:name="P110" style:parent-style-name="Tekstpodstawowy" style:family="paragraph">
      <style:paragraph-properties fo:margin-top="0.0833in" fo:margin-left="0.2423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TableRow111" style:family="table-row">
      <style:table-row-properties style:min-row-height="2.7444in" style:use-optimal-row-height="false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Tekstpodstawowy" style:list-style-name="LFO6" style:family="paragraph">
      <style:paragraph-properties fo:margin-top="0.0833in" fo:margin-right="0.0194in"/>
    </style:style>
    <style:style style:name="T114" style:parent-style-name="Domyślnaczcionkaakapitu" style:family="text">
      <style:text-properties fo:font-size="11pt" style:font-size-asian="11pt" style:font-size-complex="11pt" fo:language="pl" fo:country="PL"/>
    </style:style>
    <style:style style:name="P1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118" style:family="table-row">
      <style:table-row-properties style:min-row-height="2.7763in" style:use-optimal-row-height="false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2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2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2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2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2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127" style:family="table-row">
      <style:table-row-properties style:min-row-height="2.3631in" style:use-optimal-row-height="false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3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3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3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38" style:family="table-row">
      <style:table-row-properties style:min-row-height="0.3729in" style:use-optimal-row-height="false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46" style:family="table-row">
      <style:table-row-properties style:min-row-height="0.3729in" style:use-optimal-row-height="false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Tekstpodstawowy" style:list-style-name="LFO7" style:family="paragraph">
      <style:paragraph-properties fo:margin-top="0.0833in" fo:margin-right="0.0194in"/>
    </style:style>
    <style:style style:name="T149" style:parent-style-name="Domyślnaczcionkaakapitu" style:family="text">
      <style:text-properties fo:font-size="11pt" style:font-size-asian="11pt" style:font-size-complex="11pt" fo:language="pl" fo:country="PL"/>
    </style:style>
    <style:style style:name="P150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1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2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3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4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5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6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7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8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59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60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61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62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63" style:parent-style-name="Tekstpodstawowy" style:family="paragraph">
      <style:paragraph-properties fo:margin-top="0.0833in" fo:margin-right="0.0194in"/>
      <style:text-properties fo:language="pl" fo:country="PL"/>
    </style:style>
    <style:style style:name="TableRow164" style:family="table-row">
      <style:table-row-properties style:min-row-height="0.3729in" style:use-optimal-row-height="false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Tekstpodstawowy" style:list-style-name="LFO7" style:family="paragraph">
      <style:paragraph-properties fo:margin-top="0.0833in" fo:margin-right="0.0194in"/>
    </style:style>
    <style:style style:name="T167" style:parent-style-name="Domyślnaczcionkaakapitu" style:family="text">
      <style:text-properties fo:font-size="11pt" style:font-size-asian="11pt" style:font-size-complex="11pt" fo:language="pl" fo:country="PL"/>
    </style:style>
    <style:style style:name="P16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6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7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78" style:family="table-row">
      <style:table-row-properties style:min-row-height="0.3729in" style:use-optimal-row-height="false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Tekstpodstawowy" style:list-style-name="LFO7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189" style:family="table-row">
      <style:table-row-properties style:min-row-height="2.2111in" style:use-optimal-row-height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Tekstpodstawowy" style:list-style-name="LFO7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19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9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9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9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9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1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weight="bold" style:font-weight-asian="bold" fo:font-size="11pt" style:font-size-asian="11pt" style:font-size-complex="11pt" fo:language="pl" fo:country="PL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0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211" style:family="table-row">
      <style:table-row-properties style:min-row-height="0.6118in" style:use-optimal-row-height="false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Tekstpodstawowy" style:list-style-name="LFO8" style:family="paragraph">
      <style:paragraph-properties fo:margin-top="0.0833in" fo:margin-right="0.0194in"/>
    </style:style>
    <style:style style:name="T214" style:parent-style-name="Domyślnaczcionkaakapitu" style:family="text">
      <style:text-properties fo:font-size="11pt" style:font-size-asian="11pt" style:font-size-complex="11pt" fo:language="pl" fo:country="PL"/>
    </style:style>
    <style:style style:name="P215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216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217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218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219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220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221" style:parent-style-name="Tekstpodstawowy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222" style:parent-style-name="Tekstpodstawowy" style:family="paragraph">
      <style:paragraph-properties fo:margin-top="0.0833in" fo:margin-right="0.0194in"/>
      <style:text-properties fo:language="pl" fo:country="PL"/>
    </style:style>
    <style:style style:name="TableRow223" style:family="table-row">
      <style:table-row-properties style:min-row-height="0.6118in" style:use-optimal-row-height="false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Tekstpodstawowy" style:list-style-name="LFO8" style:family="paragraph">
      <style:paragraph-properties fo:margin-top="0.0833in" fo:margin-right="0.0194in"/>
    </style:style>
    <style:style style:name="T226" style:parent-style-name="Domyślnaczcionkaakapitu" style:family="text">
      <style:text-properties fo:font-size="11pt" style:font-size-asian="11pt" style:font-size-complex="11pt" fo:language="pl" fo:country="PL"/>
    </style:style>
    <style:style style:name="P22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2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2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33" style:parent-style-name="Tekstpodstawowy" style:family="paragraph">
      <style:paragraph-properties fo:margin-left="0in" fo:margin-right="0.0194in" fo:text-indent="0in">
        <style:tab-stops/>
      </style:paragraph-properties>
      <style:text-properties fo:language="pl" fo:country="PL"/>
    </style:style>
    <style:style style:name="TableRow234" style:family="table-row">
      <style:table-row-properties style:min-row-height="0.0486in" style:use-optimal-row-height="false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Tekstpodstawowy" style:list-style-name="LFO8" style:family="paragraph">
      <style:paragraph-properties fo:margin-top="0.0833in" fo:margin-right="0.0194in"/>
      <style:text-properties fo:font-size="11pt" style:font-size-asian="11pt" style:font-size-complex="11pt" fo:language="pl" fo:country="PL"/>
    </style:style>
    <style:style style:name="P2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3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4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TableRow245" style:family="table-row">
      <style:table-row-properties style:min-row-height="0.8388in" style:use-optimal-row-height="false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55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TableRow256" style:family="table-row">
      <style:table-row-properties style:min-row-height="1.1402in" style:use-optimal-row-height="false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260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61" style:parent-style-name="Domyślnaczcionkaakapitu" style:family="text">
      <style:text-properties fo:font-size="11pt" style:font-size-asian="11pt" style:font-size-complex="11pt" fo:language="pl" fo:country="PL"/>
    </style:style>
    <style:style style:name="T262" style:parent-style-name="Domyślnaczcionkaakapitu" style:family="text">
      <style:text-properties style:text-position="super 63.6%" fo:font-size="11pt" style:font-size-asian="11pt" style:font-size-complex="11pt" fo:language="pl" fo:country="PL"/>
    </style:style>
    <style:style style:name="T263" style:parent-style-name="Domyślnaczcionkaakapitu" style:family="text">
      <style:text-properties fo:font-size="11pt" style:font-size-asian="11pt" style:font-size-complex="11pt" fo:language="pl" fo:country="PL"/>
    </style:style>
    <style:style style:name="T264" style:parent-style-name="Domyślnaczcionkaakapitu" style:family="text">
      <style:text-properties style:text-position="super 63.6%" fo:font-size="11pt" style:font-size-asian="11pt" style:font-size-complex="11pt" fo:language="pl" fo:country="PL"/>
    </style:style>
    <style:style style:name="T265" style:parent-style-name="Domyślnaczcionkaakapitu" style:family="text">
      <style:text-properties fo:font-size="11pt" style:font-size-asian="11pt" style:font-size-complex="11pt" fo:language="pl" fo:country="PL"/>
    </style:style>
    <style:style style:name="TableRow266" style:family="table-row">
      <style:table-row-properties style:min-row-height="3.2062in" style:use-optimal-row-height="false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TableColumn269" style:family="table-column">
      <style:table-column-properties style:column-width="0.5736in" style:use-optimal-column-width="false"/>
    </style:style>
    <style:style style:name="TableColumn270" style:family="table-column">
      <style:table-column-properties style:column-width="0.4597in" style:use-optimal-column-width="false"/>
    </style:style>
    <style:style style:name="TableColumn271" style:family="table-column">
      <style:table-column-properties style:column-width="0.4923in" style:use-optimal-column-width="false"/>
    </style:style>
    <style:style style:name="TableColumn272" style:family="table-column">
      <style:table-column-properties style:column-width="0.4916in" style:use-optimal-column-width="false"/>
    </style:style>
    <style:style style:name="TableColumn273" style:family="table-column">
      <style:table-column-properties style:column-width="0.4979in" style:use-optimal-column-width="false"/>
    </style:style>
    <style:style style:name="TableColumn274" style:family="table-column">
      <style:table-column-properties style:column-width="0.4979in" style:use-optimal-column-width="false"/>
    </style:style>
    <style:style style:name="TableColumn275" style:family="table-column">
      <style:table-column-properties style:column-width="0.4986in" style:use-optimal-column-width="false"/>
    </style:style>
    <style:style style:name="TableColumn276" style:family="table-column">
      <style:table-column-properties style:column-width="0.4979in" style:use-optimal-column-width="false"/>
    </style:style>
    <style:style style:name="TableColumn277" style:family="table-column">
      <style:table-column-properties style:column-width="0.4979in" style:use-optimal-column-width="false"/>
    </style:style>
    <style:style style:name="TableColumn278" style:family="table-column">
      <style:table-column-properties style:column-width="0.4986in" style:use-optimal-column-width="false"/>
    </style:style>
    <style:style style:name="TableColumn279" style:family="table-column">
      <style:table-column-properties style:column-width="0.4979in" style:use-optimal-column-width="false"/>
    </style:style>
    <style:style style:name="TableColumn280" style:family="table-column">
      <style:table-column-properties style:column-width="0.4986in" style:use-optimal-column-width="false"/>
    </style:style>
    <style:style style:name="Table268" style:family="table">
      <style:table-properties style:width="6.0027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04in solid #000000" fo:padding-top="0in" fo:padding-left="0.0486in" fo:padding-bottom="0in" fo:padding-right="0.0486in"/>
    </style:style>
    <style:style style:name="P28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284" style:family="table-cell">
      <style:table-cell-properties fo:border="0.0104in solid #000000" fo:padding-top="0in" fo:padding-left="0.0486in" fo:padding-bottom="0in" fo:padding-right="0.0486in"/>
    </style:style>
    <style:style style:name="P285" style:parent-style-name="Normalny" style:family="paragraph">
      <style:paragraph-properties fo:text-align="center"/>
    </style:style>
    <style:style style:name="T286" style:parent-style-name="Domyślnaczcionkaakapitu" style:family="text">
      <style:text-properties fo:font-size="14pt" style:font-size-asian="14pt" style:font-size-complex="14pt"/>
    </style:style>
    <style:style style:name="T287" style:parent-style-name="Domyślnaczcionkaakapitu" style:family="text">
      <style:text-properties style:text-position="sub 64.2%" fo:font-size="14pt" style:font-size-asian="14pt" style:font-size-complex="14pt"/>
    </style:style>
    <style:style style:name="T288" style:parent-style-name="Domyślnaczcionkaakapitu" style:family="text">
      <style:text-properties fo:font-size="14pt" style:font-size-asian="14pt" style:font-size-complex="14pt"/>
    </style:style>
    <style:style style:name="TableCell289" style:family="table-cell">
      <style:table-cell-properties fo:border="0.0104in solid #000000" fo:padding-top="0in" fo:padding-left="0.0486in" fo:padding-bottom="0in" fo:padding-right="0.0486in"/>
    </style:style>
    <style:style style:name="P290" style:parent-style-name="Normalny" style:family="paragraph">
      <style:paragraph-properties fo:text-align="center"/>
    </style:style>
    <style:style style:name="T291" style:parent-style-name="Domyślnaczcionkaakapitu" style:family="text">
      <style:text-properties fo:font-size="14pt" style:font-size-asian="14pt" style:font-size-complex="14pt"/>
    </style:style>
    <style:style style:name="T292" style:parent-style-name="Domyślnaczcionkaakapitu" style:family="text">
      <style:text-properties style:text-position="sub 64.2%" fo:font-size="14pt" style:font-size-asian="14pt" style:font-size-complex="14pt"/>
    </style:style>
    <style:style style:name="T293" style:parent-style-name="Domyślnaczcionkaakapitu" style:family="text">
      <style:text-properties fo:font-size="14pt" style:font-size-asian="14pt" style:font-size-complex="14pt"/>
    </style:style>
    <style:style style:name="TableCell294" style:family="table-cell">
      <style:table-cell-properties fo:border="0.0104in solid #000000" fo:padding-top="0in" fo:padding-left="0.0486in" fo:padding-bottom="0in" fo:padding-right="0.0486in"/>
    </style:style>
    <style:style style:name="P295" style:parent-style-name="Normalny" style:family="paragraph">
      <style:paragraph-properties fo:text-align="center"/>
    </style:style>
    <style:style style:name="T296" style:parent-style-name="Domyślnaczcionkaakapitu" style:family="text">
      <style:text-properties fo:font-size="14pt" style:font-size-asian="14pt" style:font-size-complex="14pt"/>
    </style:style>
    <style:style style:name="T297" style:parent-style-name="Domyślnaczcionkaakapitu" style:family="text">
      <style:text-properties style:text-position="sub 64.2%" fo:font-size="14pt" style:font-size-asian="14pt" style:font-size-complex="14pt"/>
    </style:style>
    <style:style style:name="T298" style:parent-style-name="Domyślnaczcionkaakapitu" style:family="text">
      <style:text-properties fo:font-size="14pt" style:font-size-asian="14pt" style:font-size-complex="14pt"/>
    </style:style>
    <style:style style:name="TableCell299" style:family="table-cell">
      <style:table-cell-properties fo:border="0.0104in solid #000000" fo:padding-top="0in" fo:padding-left="0.0486in" fo:padding-bottom="0in" fo:padding-right="0.0486in"/>
    </style:style>
    <style:style style:name="P300" style:parent-style-name="Normalny" style:family="paragraph">
      <style:paragraph-properties fo:text-align="center"/>
    </style:style>
    <style:style style:name="T301" style:parent-style-name="Domyślnaczcionkaakapitu" style:family="text">
      <style:text-properties fo:font-size="14pt" style:font-size-asian="14pt" style:font-size-complex="14pt"/>
    </style:style>
    <style:style style:name="T302" style:parent-style-name="Domyślnaczcionkaakapitu" style:family="text">
      <style:text-properties style:text-position="sub 64.2%" fo:font-size="14pt" style:font-size-asian="14pt" style:font-size-complex="14pt"/>
    </style:style>
    <style:style style:name="TableCell303" style:family="table-cell">
      <style:table-cell-properties fo:border="0.0104in solid #000000" fo:padding-top="0in" fo:padding-left="0.0486in" fo:padding-bottom="0in" fo:padding-right="0.0486in"/>
    </style:style>
    <style:style style:name="P30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05" style:family="table-cell">
      <style:table-cell-properties fo:border="0.0104in solid #000000" fo:padding-top="0in" fo:padding-left="0.0486in" fo:padding-bottom="0in" fo:padding-right="0.0486in"/>
    </style:style>
    <style:style style:name="P30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07" style:family="table-cell">
      <style:table-cell-properties fo:border="0.0104in solid #000000" fo:padding-top="0in" fo:padding-left="0.0486in" fo:padding-bottom="0in" fo:padding-right="0.0486in"/>
    </style:style>
    <style:style style:name="P30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09" style:family="table-cell">
      <style:table-cell-properties fo:border="0.0104in solid #000000" fo:padding-top="0in" fo:padding-left="0.0486in" fo:padding-bottom="0in" fo:padding-right="0.0486in"/>
    </style:style>
    <style:style style:name="P310" style:parent-style-name="Normalny" style:family="paragraph">
      <style:paragraph-properties fo:text-align="center"/>
    </style:style>
    <style:style style:name="T311" style:parent-style-name="Domyślnaczcionkaakapitu" style:family="text">
      <style:text-properties fo:font-size="14pt" style:font-size-asian="14pt" style:font-size-complex="14pt"/>
    </style:style>
    <style:style style:name="T312" style:parent-style-name="Domyślnaczcionkaakapitu" style:family="text">
      <style:text-properties fo:font-size="14pt" style:font-size-asian="14pt" style:font-size-complex="14pt"/>
    </style:style>
    <style:style style:name="T313" style:parent-style-name="Domyślnaczcionkaakapitu" style:family="text">
      <style:text-properties fo:font-size="14pt" style:font-size-asian="14pt" style:font-size-complex="14pt"/>
    </style:style>
    <style:style style:name="TableCell314" style:family="table-cell">
      <style:table-cell-properties fo:border="0.0104in solid #000000" fo:padding-top="0in" fo:padding-left="0.0486in" fo:padding-bottom="0in" fo:padding-right="0.0486in"/>
    </style:style>
    <style:style style:name="P315" style:parent-style-name="Normalny" style:family="paragraph">
      <style:paragraph-properties fo:text-align="center"/>
    </style:style>
    <style:style style:name="T316" style:parent-style-name="Domyślnaczcionkaakapitu" style:family="text">
      <style:text-properties fo:font-size="14pt" style:font-size-asian="14pt" style:font-size-complex="14pt"/>
    </style:style>
    <style:style style:name="T317" style:parent-style-name="Domyślnaczcionkaakapitu" style:family="text">
      <style:text-properties style:text-position="sub 64.2%" fo:font-size="14pt" style:font-size-asian="14pt" style:font-size-complex="14pt"/>
    </style:style>
    <style:style style:name="TableCell318" style:family="table-cell">
      <style:table-cell-properties fo:border="0.0104in solid #000000" fo:padding-top="0in" fo:padding-left="0.0486in" fo:padding-bottom="0in" fo:padding-right="0.0486in"/>
    </style:style>
    <style:style style:name="P319" style:parent-style-name="Normalny" style:family="paragraph">
      <style:paragraph-properties fo:text-align="center"/>
    </style:style>
    <style:style style:name="T320" style:parent-style-name="Domyślnaczcionkaakapitu" style:family="text">
      <style:text-properties fo:font-size="14pt" style:font-size-asian="14pt" style:font-size-complex="14pt"/>
    </style:style>
    <style:style style:name="T321" style:parent-style-name="Domyślnaczcionkaakapitu" style:family="text">
      <style:text-properties fo:font-size="14pt" style:font-size-asian="14pt" style:font-size-complex="14pt"/>
    </style:style>
    <style:style style:name="T322" style:parent-style-name="Domyślnaczcionkaakapitu" style:family="text">
      <style:text-properties fo:font-size="14pt" style:font-size-asian="14pt" style:font-size-complex="14pt"/>
    </style:style>
    <style:style style:name="TableCell323" style:family="table-cell">
      <style:table-cell-properties fo:border="0.0104in solid #000000" fo:padding-top="0in" fo:padding-left="0.0486in" fo:padding-bottom="0in" fo:padding-right="0.0486in"/>
    </style:style>
    <style:style style:name="P324" style:parent-style-name="Normalny" style:family="paragraph">
      <style:paragraph-properties fo:text-align="center"/>
    </style:style>
    <style:style style:name="T325" style:parent-style-name="Domyślnaczcionkaakapitu" style:family="text">
      <style:text-properties fo:font-size="14pt" style:font-size-asian="14pt" style:font-size-complex="14pt"/>
    </style:style>
    <style:style style:name="T326" style:parent-style-name="Domyślnaczcionkaakapitu" style:family="text">
      <style:text-properties style:text-position="sub 64.2%" fo:font-size="14pt" style:font-size-asian="14pt" style:font-size-complex="14pt"/>
    </style:style>
    <style:style style:name="TableRow327" style:family="table-row">
      <style:table-row-properties style:min-row-height="0.6493in" style:use-optimal-row-height="false"/>
    </style:style>
    <style:style style:name="TableCell328" style:family="table-cell">
      <style:table-cell-properties fo:border="0.0104in solid #000000" fo:padding-top="0in" fo:padding-left="0.0486in" fo:padding-bottom="0in" fo:padding-right="0.0486in"/>
    </style:style>
    <style:style style:name="P32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330" style:parent-style-name="Normalny" style:family="paragraph">
      <style:text-properties fo:font-size="14pt" style:font-size-asian="14pt" style:font-size-complex="14pt"/>
    </style:style>
    <style:style style:name="TableCell331" style:family="table-cell">
      <style:table-cell-properties fo:border="0.0104in solid #000000" fo:padding-top="0in" fo:padding-left="0.0486in" fo:padding-bottom="0in" fo:padding-right="0.0486in"/>
    </style:style>
    <style:style style:name="P33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33" style:family="table-cell">
      <style:table-cell-properties fo:border="0.0104in solid #000000" fo:padding-top="0in" fo:padding-left="0.0486in" fo:padding-bottom="0in" fo:padding-right="0.0486in"/>
    </style:style>
    <style:style style:name="P33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35" style:family="table-cell">
      <style:table-cell-properties fo:border="0.0104in solid #000000" fo:padding-top="0in" fo:padding-left="0.0486in" fo:padding-bottom="0in" fo:padding-right="0.0486in"/>
    </style:style>
    <style:style style:name="P33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37" style:family="table-cell">
      <style:table-cell-properties fo:border="0.0104in solid #000000" fo:padding-top="0in" fo:padding-left="0.0486in" fo:padding-bottom="0in" fo:padding-right="0.0486in"/>
    </style:style>
    <style:style style:name="P33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39" style:family="table-cell">
      <style:table-cell-properties fo:border="0.0104in solid #000000" fo:padding-top="0in" fo:padding-left="0.0486in" fo:padding-bottom="0in" fo:padding-right="0.0486in"/>
    </style:style>
    <style:style style:name="P34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1" style:family="table-cell">
      <style:table-cell-properties fo:border="0.0104in solid #000000" fo:padding-top="0in" fo:padding-left="0.0486in" fo:padding-bottom="0in" fo:padding-right="0.0486in"/>
    </style:style>
    <style:style style:name="P34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3" style:family="table-cell">
      <style:table-cell-properties fo:border="0.0104in solid #000000" fo:padding-top="0in" fo:padding-left="0.0486in" fo:padding-bottom="0in" fo:padding-right="0.0486in"/>
    </style:style>
    <style:style style:name="P34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5" style:family="table-cell">
      <style:table-cell-properties fo:border="0.0104in solid #000000" fo:padding-top="0in" fo:padding-left="0.0486in" fo:padding-bottom="0in" fo:padding-right="0.0486in"/>
    </style:style>
    <style:style style:name="P34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7" style:family="table-cell">
      <style:table-cell-properties fo:border="0.0104in solid #000000" fo:padding-top="0in" fo:padding-left="0.0486in" fo:padding-bottom="0in" fo:padding-right="0.0486in"/>
    </style:style>
    <style:style style:name="P34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49" style:family="table-cell">
      <style:table-cell-properties fo:border="0.0104in solid #000000" fo:padding-top="0in" fo:padding-left="0.0486in" fo:padding-bottom="0in" fo:padding-right="0.0486in"/>
    </style:style>
    <style:style style:name="P35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51" style:family="table-cell">
      <style:table-cell-properties fo:border="0.0104in solid #000000" fo:padding-top="0in" fo:padding-left="0.0486in" fo:padding-bottom="0in" fo:padding-right="0.0486in"/>
    </style:style>
    <style:style style:name="P35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353" style:family="table-row">
      <style:table-row-properties style:min-row-height="0.6493in" style:use-optimal-row-height="false"/>
    </style:style>
    <style:style style:name="TableCell354" style:family="table-cell">
      <style:table-cell-properties fo:border="0.0104in solid #000000" fo:padding-top="0in" fo:padding-left="0.0486in" fo:padding-bottom="0in" fo:padding-right="0.0486in"/>
    </style:style>
    <style:style style:name="P35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56" style:family="table-cell">
      <style:table-cell-properties fo:border="0.0104in solid #000000" fo:padding-top="0in" fo:padding-left="0.0486in" fo:padding-bottom="0in" fo:padding-right="0.0486in"/>
    </style:style>
    <style:style style:name="P35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58" style:family="table-cell">
      <style:table-cell-properties fo:border="0.0104in solid #000000" fo:padding-top="0in" fo:padding-left="0.0486in" fo:padding-bottom="0in" fo:padding-right="0.0486in"/>
    </style:style>
    <style:style style:name="P35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0" style:family="table-cell">
      <style:table-cell-properties fo:border="0.0104in solid #000000" fo:padding-top="0in" fo:padding-left="0.0486in" fo:padding-bottom="0in" fo:padding-right="0.0486in"/>
    </style:style>
    <style:style style:name="P36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2" style:family="table-cell">
      <style:table-cell-properties fo:border="0.0104in solid #000000" fo:padding-top="0in" fo:padding-left="0.0486in" fo:padding-bottom="0in" fo:padding-right="0.0486in"/>
    </style:style>
    <style:style style:name="P36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4" style:family="table-cell">
      <style:table-cell-properties fo:border="0.0104in solid #000000" fo:padding-top="0in" fo:padding-left="0.0486in" fo:padding-bottom="0in" fo:padding-right="0.0486in"/>
    </style:style>
    <style:style style:name="P36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6" style:family="table-cell">
      <style:table-cell-properties fo:border="0.0104in solid #000000" fo:padding-top="0in" fo:padding-left="0.0486in" fo:padding-bottom="0in" fo:padding-right="0.0486in"/>
    </style:style>
    <style:style style:name="P36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68" style:family="table-cell">
      <style:table-cell-properties fo:border="0.0104in solid #000000" fo:padding-top="0in" fo:padding-left="0.0486in" fo:padding-bottom="0in" fo:padding-right="0.0486in"/>
    </style:style>
    <style:style style:name="P36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70" style:family="table-cell">
      <style:table-cell-properties fo:border="0.0104in solid #000000" fo:padding-top="0in" fo:padding-left="0.0486in" fo:padding-bottom="0in" fo:padding-right="0.0486in"/>
    </style:style>
    <style:style style:name="P37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72" style:family="table-cell">
      <style:table-cell-properties fo:border="0.0104in solid #000000" fo:padding-top="0in" fo:padding-left="0.0486in" fo:padding-bottom="0in" fo:padding-right="0.0486in"/>
    </style:style>
    <style:style style:name="P37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74" style:family="table-cell">
      <style:table-cell-properties fo:border="0.0104in solid #000000" fo:padding-top="0in" fo:padding-left="0.0486in" fo:padding-bottom="0in" fo:padding-right="0.0486in"/>
    </style:style>
    <style:style style:name="P37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76" style:family="table-cell">
      <style:table-cell-properties fo:border="0.0104in solid #000000" fo:padding-top="0in" fo:padding-left="0.0486in" fo:padding-bottom="0in" fo:padding-right="0.0486in"/>
    </style:style>
    <style:style style:name="P37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378" style:family="table-row">
      <style:table-row-properties style:min-row-height="0.6493in" style:use-optimal-row-height="false"/>
    </style:style>
    <style:style style:name="TableCell379" style:family="table-cell">
      <style:table-cell-properties fo:border="0.0104in solid #000000" fo:padding-top="0in" fo:padding-left="0.0486in" fo:padding-bottom="0in" fo:padding-right="0.0486in"/>
    </style:style>
    <style:style style:name="P38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81" style:family="table-cell">
      <style:table-cell-properties fo:border="0.0104in solid #000000" fo:padding-top="0in" fo:padding-left="0.0486in" fo:padding-bottom="0in" fo:padding-right="0.0486in"/>
    </style:style>
    <style:style style:name="P38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83" style:family="table-cell">
      <style:table-cell-properties fo:border="0.0104in solid #000000" fo:padding-top="0in" fo:padding-left="0.0486in" fo:padding-bottom="0in" fo:padding-right="0.0486in"/>
    </style:style>
    <style:style style:name="P38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85" style:family="table-cell">
      <style:table-cell-properties fo:border="0.0104in solid #000000" fo:padding-top="0in" fo:padding-left="0.0486in" fo:padding-bottom="0in" fo:padding-right="0.0486in"/>
    </style:style>
    <style:style style:name="P38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87" style:family="table-cell">
      <style:table-cell-properties fo:border="0.0104in solid #000000" fo:padding-top="0in" fo:padding-left="0.0486in" fo:padding-bottom="0in" fo:padding-right="0.0486in"/>
    </style:style>
    <style:style style:name="P38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89" style:family="table-cell">
      <style:table-cell-properties fo:border="0.0104in solid #000000" fo:padding-top="0in" fo:padding-left="0.0486in" fo:padding-bottom="0in" fo:padding-right="0.0486in"/>
    </style:style>
    <style:style style:name="P39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1" style:family="table-cell">
      <style:table-cell-properties fo:border="0.0104in solid #000000" fo:padding-top="0in" fo:padding-left="0.0486in" fo:padding-bottom="0in" fo:padding-right="0.0486in"/>
    </style:style>
    <style:style style:name="P39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3" style:family="table-cell">
      <style:table-cell-properties fo:border="0.0104in solid #000000" fo:padding-top="0in" fo:padding-left="0.0486in" fo:padding-bottom="0in" fo:padding-right="0.0486in"/>
    </style:style>
    <style:style style:name="P39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5" style:family="table-cell">
      <style:table-cell-properties fo:border="0.0104in solid #000000" fo:padding-top="0in" fo:padding-left="0.0486in" fo:padding-bottom="0in" fo:padding-right="0.0486in"/>
    </style:style>
    <style:style style:name="P39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7" style:family="table-cell">
      <style:table-cell-properties fo:border="0.0104in solid #000000" fo:padding-top="0in" fo:padding-left="0.0486in" fo:padding-bottom="0in" fo:padding-right="0.0486in"/>
    </style:style>
    <style:style style:name="P398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399" style:family="table-cell">
      <style:table-cell-properties fo:border="0.0104in solid #000000" fo:padding-top="0in" fo:padding-left="0.0486in" fo:padding-bottom="0in" fo:padding-right="0.0486in"/>
    </style:style>
    <style:style style:name="P400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01" style:family="table-cell">
      <style:table-cell-properties fo:border="0.0104in solid #000000" fo:padding-top="0in" fo:padding-left="0.0486in" fo:padding-bottom="0in" fo:padding-right="0.0486in"/>
    </style:style>
    <style:style style:name="P40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Row403" style:family="table-row">
      <style:table-row-properties style:min-row-height="0.6493in" style:use-optimal-row-height="false"/>
    </style:style>
    <style:style style:name="TableCell404" style:family="table-cell">
      <style:table-cell-properties fo:border="0.0104in solid #000000" fo:padding-top="0in" fo:padding-left="0.0486in" fo:padding-bottom="0in" fo:padding-right="0.0486in"/>
    </style:style>
    <style:style style:name="P40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06" style:family="table-cell">
      <style:table-cell-properties fo:border="0.0104in solid #000000" fo:padding-top="0in" fo:padding-left="0.0486in" fo:padding-bottom="0in" fo:padding-right="0.0486in"/>
    </style:style>
    <style:style style:name="P40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08" style:family="table-cell">
      <style:table-cell-properties fo:border="0.0104in solid #000000" fo:padding-top="0in" fo:padding-left="0.0486in" fo:padding-bottom="0in" fo:padding-right="0.0486in"/>
    </style:style>
    <style:style style:name="P40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10" style:family="table-cell">
      <style:table-cell-properties fo:border="0.0104in solid #000000" fo:padding-top="0in" fo:padding-left="0.0486in" fo:padding-bottom="0in" fo:padding-right="0.0486in"/>
    </style:style>
    <style:style style:name="P41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12" style:family="table-cell">
      <style:table-cell-properties fo:border="0.0104in solid #000000" fo:padding-top="0in" fo:padding-left="0.0486in" fo:padding-bottom="0in" fo:padding-right="0.0486in"/>
    </style:style>
    <style:style style:name="P41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14" style:family="table-cell">
      <style:table-cell-properties fo:border="0.0104in solid #000000" fo:padding-top="0in" fo:padding-left="0.0486in" fo:padding-bottom="0in" fo:padding-right="0.0486in"/>
    </style:style>
    <style:style style:name="P41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16" style:family="table-cell">
      <style:table-cell-properties fo:border="0.0104in solid #000000" fo:padding-top="0in" fo:padding-left="0.0486in" fo:padding-bottom="0in" fo:padding-right="0.0486in"/>
    </style:style>
    <style:style style:name="P41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18" style:family="table-cell">
      <style:table-cell-properties fo:border="0.0104in solid #000000" fo:padding-top="0in" fo:padding-left="0.0486in" fo:padding-bottom="0in" fo:padding-right="0.0486in"/>
    </style:style>
    <style:style style:name="P419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20" style:family="table-cell">
      <style:table-cell-properties fo:border="0.0104in solid #000000" fo:padding-top="0in" fo:padding-left="0.0486in" fo:padding-bottom="0in" fo:padding-right="0.0486in"/>
    </style:style>
    <style:style style:name="P421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22" style:family="table-cell">
      <style:table-cell-properties fo:border="0.0104in solid #000000" fo:padding-top="0in" fo:padding-left="0.0486in" fo:padding-bottom="0in" fo:padding-right="0.0486in"/>
    </style:style>
    <style:style style:name="P42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24" style:family="table-cell">
      <style:table-cell-properties fo:border="0.0104in solid #000000" fo:padding-top="0in" fo:padding-left="0.0486in" fo:padding-bottom="0in" fo:padding-right="0.0486in"/>
    </style:style>
    <style:style style:name="P42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TableCell426" style:family="table-cell">
      <style:table-cell-properties fo:border="0.0104in solid #000000" fo:padding-top="0in" fo:padding-left="0.0486in" fo:padding-bottom="0in" fo:padding-right="0.0486in"/>
    </style:style>
    <style:style style:name="P42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42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42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size="11pt" style:font-size-asian="11pt" style:font-size-complex="11pt" fo:language="pl" fo:country="PL"/>
    </style:style>
    <style:style style:name="P4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language="pl" fo:country="PL"/>
    </style:style>
    <style:style style:name="TableRow431" style:family="table-row">
      <style:table-row-properties style:min-row-height="3.2062in" style:use-optimal-row-height="false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T433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T434" style:parent-style-name="Domyślnaczcionkaakapitu" style:family="text">
      <style:text-properties fo:font-size="14pt" style:font-size-asian="14pt" style:font-size-complex="14pt"/>
    </style:style>
    <style:style style:name="T435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P436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2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<text:span text:style-name="T12">Wygenerowane na UPEL<text:s/></text:span><text:span text:style-name="T13">dane<text:s/></text:span><text:span text:style-name="T14">(Ćwiczenie nr<text:s/></text:span><text:span text:style-name="T15">2</text:span><text:span text:style-name="T16"><text:s/></text:span><text:span text:style-name="T17">–</text:span><text:span text:style-name="T18"><text:s/></text:span><text:span text:style-name="T19">wskaźniki jakości regulacji</text:span><text:span text:style-name="T20">)</text:span></text:p>
            <text:p text:style-name="P21"/>
          </table:table-cell>
        </table:table-row>
        <table:table-row table:style-name="TableRow22">
          <table:table-cell table:style-name="TableCell23">
            <text:p text:style-name="P24">dr1:</text:p>
          </table:table-cell>
        </table:table-row>
        <table:table-row table:style-name="TableRow25">
          <table:table-cell table:style-name="TableCell26">
            <text:p text:style-name="P27">dr2:</text:p>
          </table:table-cell>
        </table:table-row>
        <table:table-row table:style-name="TableRow28">
          <table:table-cell table:style-name="TableCell29">
            <text:p text:style-name="P30">Az:</text:p>
          </table:table-cell>
        </table:table-row>
        <table:table-row table:style-name="TableRow31">
          <table:table-cell table:style-name="TableCell32">
            <text:p text:style-name="P33">G11(s) =</text:p>
          </table:table-cell>
        </table:table-row>
        <table:table-row table:style-name="TableRow34">
          <table:table-cell table:style-name="TableCell35">
            <text:p text:style-name="P36">G12(s) =</text:p>
          </table:table-cell>
        </table:table-row>
        <table:table-row table:style-name="TableRow37">
          <table:table-cell table:style-name="TableCell38">
            <text:p text:style-name="P39">H1(s) =</text:p>
          </table:table-cell>
        </table:table-row>
        <table:table-row table:style-name="TableRow40">
          <table:table-cell table:style-name="TableCell41">
            <text:p text:style-name="P42"><text:span text:style-name="T43">Wyznaczanie<text:s/></text:span><text:span text:style-name="T44">bezpośrednich wskaźników jakości tj: uchyb statyczny, przeregulowanie względne (wyrażone w procentach), czasu regulacji przy dwóch zadanych odvhyleniach regulacji (dr1 i dr2).</text:span><text:span text:style-name="T45"><text:s/></text:span><text:span text:style-name="T46">Na w</text:span><text:span text:style-name="T47">szystkich wykonanych charakterystykach mają być widoczne i podpisane odpowiednim symbolem punkty, które posłużyły do wyznaczania<text:s/></text:span><text:span text:style-name="T48">wskaźników</text:span><text:span text:style-name="T49"><text:s/></text:span><text:span text:style-name="T50">(wartości na osiach powinny być czytelne)</text:span><text:span text:style-name="T51">.</text:span><text:span text:style-name="T52"><text:s/></text:span><text:span text:style-name="T53">W</text:span><text:span text:style-name="T54">yznaczone wartości<text:s/></text:span><text:span text:style-name="T55">proszę wpisać<text:s/></text:span><text:span text:style-name="T56">do Tabeli 2.1 (na końcu szablonu)</text:span></text:p>
          </table:table-cell>
        </table:table-row>
        <table:table-row table:style-name="TableRow57">
          <table:table-cell table:style-name="TableCell58">
            <text:p text:style-name="P59">Punkt 2.1:</text:p>
            <text:p text:style-name="P60">Schemat układu z Symulink’a:</text:p>
          </table:table-cell>
        </table:table-row>
        <text:soft-page-break/>
        <table:table-row table:style-name="TableRow61">
          <table:table-cell table:style-name="TableCell62">
            <text:list text:style-name="LFO3" text:continue-numbering="true">
              <text:list-item>
                <text:p text:style-name="P63"><text:span text:style-name="T64">Zrzut okna z Matlaba z przebiegiem sygnału uchybu z zaznaczonym uchybem statycznym.</text:span></text:p>
              </text:list-item>
            </text:list>
            <text:p text:style-name="P65"/>
          </table:table-cell>
        </table:table-row>
        <table:table-row table:style-name="TableRow66">
          <table:table-cell table:style-name="TableCell67">
            <text:list text:style-name="LFO3" text:continue-numbering="true">
              <text:list-item>
                <text:p text:style-name="P68"><text:span text:style-name="T69">Zrzut okna z Matlaba z charakterystyką skokową z zaznaczonymi<text:s/></text:span><text:span text:style-name="T70">amplitudami</text:span><text:span text:style-name="T71"><text:s/>umożliwiającymi wyznaczenie przeregulowania (amplitudy c0 i c1).</text:span></text:p>
              </text:list-item>
            </text:list>
            <text:p text:style-name="P72"/>
            <text:p text:style-name="P73"/>
            <text:p text:style-name="P74"/>
          </table:table-cell>
        </table:table-row>
        <table:table-row table:style-name="TableRow75">
          <table:table-cell table:style-name="TableCell76">
            <text:p text:style-name="P77">b. Przybliżony fragment ch-tyki pokazujący otoczenie punktu, który umożliwił odczytanie czasu regulacji przy odchyleniu regulacji dr1</text:p>
            <text:p text:style-name="P78"/>
            <text:p text:style-name="P79"/>
            <text:p text:style-name="P80"/>
            <text:p text:style-name="P81"/>
            <text:p text:style-name="P82"/>
            <text:p text:style-name="P83"/>
            <text:p text:style-name="P84"/>
            <text:p text:style-name="P85"/>
          </table:table-cell>
        </table:table-row>
        <text:soft-page-break/>
        <table:table-row table:style-name="TableRow86">
          <table:table-cell table:style-name="TableCell87">
            <text:p text:style-name="P88">c. Przybliżony fragment ch-tyki pokazujący otoczenie punktu, który umożliwił odczytanie czasu regulacji przy odchyleniu regulacji dr2</text:p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</table:table-cell>
        </table:table-row>
        <table:table-row table:style-name="TableRow97">
          <table:table-cell table:style-name="TableCell98">
            <text:p text:style-name="P99">Punkt<text:s/>2.2:</text:p>
            <text:p text:style-name="P100">Schemat układu z Symulink’a:</text:p>
            <text:p text:style-name="P101"/>
            <text:p text:style-name="P102"/>
            <text:p text:style-name="P103"/>
            <text:p text:style-name="P104"/>
            <text:p text:style-name="P105"/>
          </table:table-cell>
        </table:table-row>
        <table:table-row table:style-name="TableRow106">
          <table:table-cell table:style-name="TableCell107">
            <text:list text:style-name="LFO6" text:continue-numbering="true">
              <text:list-item>
                <text:p text:style-name="P108"><text:span text:style-name="T109">Zrzut okna z Matlaba z przebiegiem sygnału uchybu z zaznaczonym uchybem statycznym.</text:span></text:p>
              </text:list-item>
            </text:list>
            <text:p text:style-name="P110"/>
          </table:table-cell>
        </table:table-row>
        <table:table-row table:style-name="TableRow111">
          <table:table-cell table:style-name="TableCell112">
            <text:list text:style-name="LFO6" text:continue-numbering="true">
              <text:list-item>
                <text:p text:style-name="P113"><text:span text:style-name="T114">Zrzut okna z Matlaba z charakterystyką skokową z zaznaczonymi amplitudami umożliwiającymi wyznaczenie przeregulowania (amplitudy c0 i c1).</text:span></text:p>
              </text:list-item>
            </text:list>
            <text:p text:style-name="P115"/>
            <text:p text:style-name="P116"/>
            <text:p text:style-name="P117"/>
          </table:table-cell>
        </table:table-row>
        <text:soft-page-break/>
        <table:table-row table:style-name="TableRow118">
          <table:table-cell table:style-name="TableCell119">
            <text:p text:style-name="P120">b. Przybliżony fragment ch-tyki pokazujący otoczenie punktu, który umożliwił odczytanie czasu regulacji przy odchyleniu regulacji dr1</text:p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</table:table-cell>
        </table:table-row>
        <table:table-row table:style-name="TableRow127">
          <table:table-cell table:style-name="TableCell128">
            <text:p text:style-name="P129">c. Przybliżony fragment ch-tyki pokazujący otoczenie punktu, który umożliwił odczytanie czasu regulacji przy odchyleniu regulacji dr2</text:p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</table:table-cell>
        </table:table-row>
        <table:table-row table:style-name="TableRow138">
          <table:table-cell table:style-name="TableCell139">
            <text:p text:style-name="P140">Punkt<text:s/>2.3:</text:p>
            <text:p text:style-name="P141">Schemat układu z Symulink’a:</text:p>
            <text:p text:style-name="P142"/>
            <text:p text:style-name="P143"/>
            <text:p text:style-name="P144"/>
            <text:p text:style-name="P145"/>
          </table:table-cell>
        </table:table-row>
        <table:table-row table:style-name="TableRow146">
          <table:table-cell table:style-name="TableCell147">
            <text:list text:style-name="LFO7" text:continue-numbering="true">
              <text:list-item>
                <text:p text:style-name="P148"><text:span text:style-name="T149">Zrzut okna z Matlaba z przebiegiem sygnału uchybu z zaznaczonym uchybem<text:s/></text:span></text:p>
              </text:list-item>
            </text:list>
            <text:p text:style-name="P150">statycznym.</text:p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</table:table-cell>
        </table:table-row>
        <text:soft-page-break/>
        <table:table-row table:style-name="TableRow164">
          <table:table-cell table:style-name="TableCell165">
            <text:list text:style-name="LFO7" text:continue-numbering="true">
              <text:list-item>
                <text:p text:style-name="P166"><text:span text:style-name="T167">Zrzut okna z Matlaba z charakterystyką skokową z zaznaczonymi amplitudami umożliwiającymi wyznaczenie przeregulowania (amplitudy c0 i c1).</text:span></text:p>
              </text:list-item>
            </text:list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  <text:p text:style-name="P177"/>
          </table:table-cell>
        </table:table-row>
        <table:table-row table:style-name="TableRow178">
          <table:table-cell table:style-name="TableCell179">
            <text:list text:style-name="LFO7" text:continue-numbering="true">
              <text:list-item>
                <text:p text:style-name="P180"><text:s/>Przybliżony fragment ch-tyki pokazujący otoczenie punktu, który umożliwił odczytanie czasu regulacji przy odchyleniu regulacji dr1</text:p>
              </text:list-item>
            </text:list>
            <text:p text:style-name="P181"/>
            <text:p text:style-name="P182"/>
            <text:p text:style-name="P183"/>
            <text:p text:style-name="P184"/>
            <text:p text:style-name="P185"/>
            <text:p text:style-name="P186"/>
            <text:p text:style-name="P187"/>
            <text:p text:style-name="P188"/>
          </table:table-cell>
        </table:table-row>
        <table:table-row table:style-name="TableRow189">
          <table:table-cell table:style-name="TableCell190">
            <text:list text:style-name="LFO7" text:continue-numbering="true">
              <text:list-item>
                <text:p text:style-name="P191">Przybliżony fragment ch-tyki pokazujący otoczenie punktu, który umożliwił odczytanie czasu regulacji przy odchyleniu regulacji dr2</text:p>
              </text:list-item>
            </text:list>
            <text:p text:style-name="P192"/>
            <text:p text:style-name="P193"/>
            <text:p text:style-name="P194"/>
            <text:p text:style-name="P195"/>
            <text:p text:style-name="P196"/>
            <text:p text:style-name="P197"/>
            <text:p text:style-name="P198"/>
            <text:p text:style-name="P199"/>
          </table:table-cell>
        </table:table-row>
        <table:table-row table:style-name="TableRow200">
          <table:table-cell table:style-name="TableCell201">
            <text:p text:style-name="P202">Punkt<text:s/>2.4:</text:p>
            <text:p text:style-name="P203">Schemat układu z Symulink’a:</text:p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</table:table-cell>
        </table:table-row>
        <text:soft-page-break/>
        <table:table-row table:style-name="TableRow211">
          <table:table-cell table:style-name="TableCell212">
            <text:list text:style-name="LFO8" text:continue-numbering="true">
              <text:list-item>
                <text:p text:style-name="P213"><text:span text:style-name="T214">Zrzut okna z Matlaba z przebiegiem sygnału uchybu z zaznaczonym uchybem statycznym.</text:span></text:p>
              </text:list-item>
            </text:list>
            <text:p text:style-name="P215"/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</table:table-cell>
        </table:table-row>
        <table:table-row table:style-name="TableRow223">
          <table:table-cell table:style-name="TableCell224">
            <text:list text:style-name="LFO8" text:continue-numbering="true">
              <text:list-item>
                <text:p text:style-name="P225"><text:span text:style-name="T226">Zrzut okna z Matlaba z charakterystyką skokową z zaznaczonymi amplitudami umożliwiającymi wyznaczenie przeregulowania (amplitudy c0 i c1).</text:span></text:p>
              </text:list-item>
            </text:list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</table:table-cell>
        </table:table-row>
        <table:table-row table:style-name="TableRow234">
          <table:table-cell table:style-name="TableCell235">
            <text:list text:style-name="LFO8" text:continue-numbering="true">
              <text:list-item>
                <text:p text:style-name="P236"><text:s/>Przybliżony fragment ch-tyki pokazujący otoczenie punktu, który umożliwił odczytanie czasu regulacji przy odchyleniu regulacji dr1</text:p>
              </text:list-item>
            </text:list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</table:table-cell>
        </table:table-row>
        <table:table-row table:style-name="TableRow245">
          <table:table-cell table:style-name="TableCell246">
            <text:p text:style-name="P247">d.<text:s/>Przybliżony fragment ch-tyki pokazujący otoczenie punktu, który umożliwił odczytanie czasu regulacji przy odchyleniu regulacji dr2</text:p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</table:table-cell>
        </table:table-row>
        <text:soft-page-break/>
        <table:table-row table:style-name="TableRow256">
          <table:table-cell table:style-name="TableCell257">
            <text:p text:style-name="P258">Tabela 2.1:</text:p>
            <text:p text:style-name="P259">X w tabeli oznacza, że występuje zaznaczone zakłócenie,</text:p>
            <text:p text:style-name="P260"><text:span text:style-name="T261">Dokładność wpisywanych wartości zależy od rzędu wartości osiąganych przez zarejestrowany sygnał odpowiedzi (np. jeżeli wartości są rzędu 10</text:span><text:span text:style-name="T262">-3</text:span><text:span text:style-name="T263"><text:s/>to dokładność odczytu powinna być 10</text:span><text:span text:style-name="T264">-5</text:span><text:span text:style-name="T265"><text:s/>(mnożnik można zaznaczyć jako komentarz pod tabelą, żeby tabela była bardziej czytelna).</text:span></text:p>
          </table:table-cell>
        </table:table-row>
        <table:table-row table:style-name="TableRow266">
          <table:table-cell table:style-name="TableCell267">
            <table:table table:style-name="Table268">
              <table:table-columns>
                <table:table-column table:style-name="TableColumn269"/>
                <table:table-column table:style-name="TableColumn270"/>
                <table:table-column table:style-name="TableColumn271"/>
                <table:table-column table:style-name="TableColumn272"/>
                <table:table-column table:style-name="TableColumn273"/>
                <table:table-column table:style-name="TableColumn274"/>
                <table:table-column table:style-name="TableColumn275"/>
                <table:table-column table:style-name="TableColumn276"/>
                <table:table-column table:style-name="TableColumn277"/>
                <table:table-column table:style-name="TableColumn278"/>
                <table:table-column table:style-name="TableColumn279"/>
                <table:table-column table:style-name="TableColumn280"/>
              </table:table-columns>
              <table:table-row table:style-name="TableRow281">
                <table:table-cell table:style-name="TableCell282">
                  <text:p text:style-name="P283">punkt</text:p>
                </table:table-cell>
                <table:table-cell table:style-name="TableCell284">
                  <text:p text:style-name="P285"><text:span text:style-name="T286">z</text:span><text:span text:style-name="T287">u</text:span><text:span text:style-name="T288">(t)</text:span></text:p>
                </table:table-cell>
                <table:table-cell table:style-name="TableCell289">
                  <text:p text:style-name="P290"><text:span text:style-name="T291">z</text:span><text:span text:style-name="T292">o</text:span><text:span text:style-name="T293">(t)</text:span></text:p>
                </table:table-cell>
                <table:table-cell table:style-name="TableCell294">
                  <text:p text:style-name="P295"><text:span text:style-name="T296">z</text:span><text:span text:style-name="T297">y</text:span><text:span text:style-name="T298">(t)</text:span></text:p>
                </table:table-cell>
                <table:table-cell table:style-name="TableCell299">
                  <text:p text:style-name="P300"><text:span text:style-name="T301">e</text:span><text:span text:style-name="T302">s</text:span></text:p>
                </table:table-cell>
                <table:table-cell table:style-name="TableCell303">
                  <text:p text:style-name="P304">c0</text:p>
                </table:table-cell>
                <table:table-cell table:style-name="TableCell305">
                  <text:p text:style-name="P306">c1</text:p>
                </table:table-cell>
                <table:table-cell table:style-name="TableCell307">
                  <text:p text:style-name="P308">k[%]</text:p>
                </table:table-cell>
                <table:table-cell table:style-name="TableCell309">
                  <text:p text:style-name="P310"><text:span text:style-name="T311">d</text:span><text:span text:style-name="T312">r</text:span><text:span text:style-name="T313">1</text:span></text:p>
                </table:table-cell>
                <table:table-cell table:style-name="TableCell314">
                  <text:p text:style-name="P315"><text:span text:style-name="T316">t</text:span><text:span text:style-name="T317">r1</text:span></text:p>
                </table:table-cell>
                <table:table-cell table:style-name="TableCell318">
                  <text:p text:style-name="P319"><text:span text:style-name="T320">d</text:span><text:span text:style-name="T321">r</text:span><text:span text:style-name="T322">2</text:span></text:p>
                </table:table-cell>
                <table:table-cell table:style-name="TableCell323">
                  <text:p text:style-name="P324"><text:span text:style-name="T325">t</text:span><text:span text:style-name="T326">r2</text:span></text:p>
                </table:table-cell>
              </table:table-row>
              <table:table-row table:style-name="TableRow327">
                <table:table-cell table:style-name="TableCell328">
                  <text:p text:style-name="P329">2.1.</text:p>
                  <text:p text:style-name="P330"/>
                </table:table-cell>
                <table:table-cell table:style-name="TableCell331">
                  <text:p text:style-name="P332">-</text:p>
                </table:table-cell>
                <table:table-cell table:style-name="TableCell333">
                  <text:p text:style-name="P334">-</text:p>
                </table:table-cell>
                <table:table-cell table:style-name="TableCell335">
                  <text:p text:style-name="P336">-</text:p>
                </table:table-cell>
                <table:table-cell table:style-name="TableCell337">
                  <text:p text:style-name="P338"/>
                </table:table-cell>
                <table:table-cell table:style-name="TableCell339">
                  <text:p text:style-name="P340"/>
                </table:table-cell>
                <table:table-cell table:style-name="TableCell341">
                  <text:p text:style-name="P342"/>
                </table:table-cell>
                <table:table-cell table:style-name="TableCell343">
                  <text:p text:style-name="P344"/>
                </table:table-cell>
                <table:table-cell table:style-name="TableCell345">
                  <text:p text:style-name="P346"/>
                </table:table-cell>
                <table:table-cell table:style-name="TableCell347">
                  <text:p text:style-name="P348"/>
                </table:table-cell>
                <table:table-cell table:style-name="TableCell349">
                  <text:p text:style-name="P350"/>
                </table:table-cell>
                <table:table-cell table:style-name="TableCell351">
                  <text:p text:style-name="P352"/>
                </table:table-cell>
              </table:table-row>
              <table:table-row table:style-name="TableRow353">
                <table:table-cell table:style-name="TableCell354">
                  <text:p text:style-name="P355">2.2.</text:p>
                </table:table-cell>
                <table:table-cell table:style-name="TableCell356">
                  <text:p text:style-name="P357">x</text:p>
                </table:table-cell>
                <table:table-cell table:style-name="TableCell358">
                  <text:p text:style-name="P359">-</text:p>
                </table:table-cell>
                <table:table-cell table:style-name="TableCell360">
                  <text:p text:style-name="P361">-</text:p>
                </table:table-cell>
                <table:table-cell table:style-name="TableCell362">
                  <text:p text:style-name="P363"/>
                </table:table-cell>
                <table:table-cell table:style-name="TableCell364">
                  <text:p text:style-name="P365"/>
                </table:table-cell>
                <table:table-cell table:style-name="TableCell366">
                  <text:p text:style-name="P367"/>
                </table:table-cell>
                <table:table-cell table:style-name="TableCell368">
                  <text:p text:style-name="P369"/>
                </table:table-cell>
                <table:table-cell table:style-name="TableCell370">
                  <text:p text:style-name="P371"/>
                </table:table-cell>
                <table:table-cell table:style-name="TableCell372">
                  <text:p text:style-name="P373"/>
                </table:table-cell>
                <table:table-cell table:style-name="TableCell374">
                  <text:p text:style-name="P375"/>
                </table:table-cell>
                <table:table-cell table:style-name="TableCell376">
                  <text:p text:style-name="P377"/>
                </table:table-cell>
              </table:table-row>
              <table:table-row table:style-name="TableRow378">
                <table:table-cell table:style-name="TableCell379">
                  <text:p text:style-name="P380">2.3.</text:p>
                </table:table-cell>
                <table:table-cell table:style-name="TableCell381">
                  <text:p text:style-name="P382">-</text:p>
                </table:table-cell>
                <table:table-cell table:style-name="TableCell383">
                  <text:p text:style-name="P384">x</text:p>
                </table:table-cell>
                <table:table-cell table:style-name="TableCell385">
                  <text:p text:style-name="P386">-</text:p>
                </table:table-cell>
                <table:table-cell table:style-name="TableCell387">
                  <text:p text:style-name="P388"/>
                </table:table-cell>
                <table:table-cell table:style-name="TableCell389">
                  <text:p text:style-name="P390"/>
                </table:table-cell>
                <table:table-cell table:style-name="TableCell391">
                  <text:p text:style-name="P392"/>
                </table:table-cell>
                <table:table-cell table:style-name="TableCell393">
                  <text:p text:style-name="P394"/>
                </table:table-cell>
                <table:table-cell table:style-name="TableCell395">
                  <text:p text:style-name="P396"/>
                </table:table-cell>
                <table:table-cell table:style-name="TableCell397">
                  <text:p text:style-name="P398"/>
                </table:table-cell>
                <table:table-cell table:style-name="TableCell399">
                  <text:p text:style-name="P400"/>
                </table:table-cell>
                <table:table-cell table:style-name="TableCell401">
                  <text:p text:style-name="P402"/>
                </table:table-cell>
              </table:table-row>
              <table:table-row table:style-name="TableRow403">
                <table:table-cell table:style-name="TableCell404">
                  <text:p text:style-name="P405">2.4.</text:p>
                </table:table-cell>
                <table:table-cell table:style-name="TableCell406">
                  <text:p text:style-name="P407">-</text:p>
                </table:table-cell>
                <table:table-cell table:style-name="TableCell408">
                  <text:p text:style-name="P409">-</text:p>
                </table:table-cell>
                <table:table-cell table:style-name="TableCell410">
                  <text:p text:style-name="P411">x</text:p>
                </table:table-cell>
                <table:table-cell table:style-name="TableCell412">
                  <text:p text:style-name="P413"/>
                </table:table-cell>
                <table:table-cell table:style-name="TableCell414">
                  <text:p text:style-name="P415"/>
                </table:table-cell>
                <table:table-cell table:style-name="TableCell416">
                  <text:p text:style-name="P417"/>
                </table:table-cell>
                <table:table-cell table:style-name="TableCell418">
                  <text:p text:style-name="P419"/>
                </table:table-cell>
                <table:table-cell table:style-name="TableCell420">
                  <text:p text:style-name="P421"/>
                </table:table-cell>
                <table:table-cell table:style-name="TableCell422">
                  <text:p text:style-name="P423"/>
                </table:table-cell>
                <table:table-cell table:style-name="TableCell424">
                  <text:p text:style-name="P425"/>
                </table:table-cell>
                <table:table-cell table:style-name="TableCell426">
                  <text:p text:style-name="P427"/>
                </table:table-cell>
              </table:table-row>
            </table:table>
            <text:p text:style-name="P428"/>
            <text:p text:style-name="P429"/>
            <text:p text:style-name="P430"/>
          </table:table-cell>
        </table:table-row>
        <table:table-row table:style-name="TableRow431">
          <table:table-cell table:style-name="TableCell432">
            <text:p text:style-name="Normalny"><text:span text:style-name="T433">Wnioski</text:span><text:span text:style-name="T434"><text:s/>(dotyczące wpływu zakłóceń w układzie na wskaźniki jakości)</text:span><text:span text:style-name="T435">:</text:span></text:p>
          </table:table-cell>
        </table:table-row>
      </table:table>
      <text:p text:style-name="P4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style:style style:name="Akapitzlistą" style:display-name="Akapit z listą" style:family="paragraph" style:parent-style-name="Normalny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 style:language-asian="pl" style:country-asian="P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1pt" style:font-size-asian="11pt"/>
    </style:style>
    <style:style style:name="WW_CharLFO4LVL1" style:family="text">
      <style:text-properties fo:font-size="11pt" style:font-size-asian="11pt"/>
    </style:style>
    <style:style style:name="WW_CharLFO5LVL1" style:family="text">
      <style:text-properties fo:font-size="11pt" style:font-size-asian="11pt"/>
    </style:style>
    <style:style style:name="WW_CharLFO6LVL1" style:family="text">
      <style:text-properties fo:font-size="11pt" style:font-size-asian="11pt"/>
    </style:style>
    <style:style style:name="WW_CharLFO7LVL1" style:family="text">
      <style:text-properties fo:font-size="11pt" style:font-size-asian="11pt"/>
    </style:style>
    <style:style style:name="WW_CharLFO8LVL1" style:family="text">
      <style:text-properties fo:font-size="11pt" style:font-size-asian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2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0.75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 text:start-value="4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25in"/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423in" text:min-label-width="0.25in"/>
      </text:list-level-style-number>
      <text:list-level-style-number text:level="2" style:num-suffix="." style:num-format="a" style:num-letter-sync="true">
        <style:list-level-properties text:space-before="0.7423in" text:min-label-width="0.25in"/>
      </text:list-level-style-number>
      <text:list-level-style-number text:level="3" style:num-suffix="." style:num-format="i">
        <style:list-level-properties fo:text-align="end" text:space-before="1.3673in" text:min-label-width="0.125in"/>
      </text:list-level-style-number>
      <text:list-level-style-number text:level="4" style:num-suffix="." style:num-format="1">
        <style:list-level-properties text:space-before="1.7423in" text:min-label-width="0.25in"/>
      </text:list-level-style-number>
      <text:list-level-style-number text:level="5" style:num-suffix="." style:num-format="a" style:num-letter-sync="true">
        <style:list-level-properties text:space-before="2.2423in" text:min-label-width="0.25in"/>
      </text:list-level-style-number>
      <text:list-level-style-number text:level="6" style:num-suffix="." style:num-format="i">
        <style:list-level-properties fo:text-align="end" text:space-before="2.8673in" text:min-label-width="0.125in"/>
      </text:list-level-style-number>
      <text:list-level-style-number text:level="7" style:num-suffix="." style:num-format="1">
        <style:list-level-properties text:space-before="3.2423in" text:min-label-width="0.25in"/>
      </text:list-level-style-number>
      <text:list-level-style-number text:level="8" style:num-suffix="." style:num-format="a" style:num-letter-sync="true">
        <style:list-level-properties text:space-before="3.7423in" text:min-label-width="0.25in"/>
      </text:list-level-style-number>
      <text:list-level-style-number text:level="9" style:num-suffix="." style:num-format="i">
        <style:list-level-properties fo:text-align="end" text:space-before="4.3673in" text:min-label-width="0.125in"/>
      </text:list-level-style-number>
    </text:list-style>
    <text:list-style style:name="LFO6">
      <text:list-level-style-number text:level="1" text:style-name="WW_CharLFO6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text:list-style style:name="LFO8">
      <text:list-level-style-number text:level="1" text:style-name="WW_CharLFO8LVL1" style:num-suffix="." style:num-format="a" style:num-letter-sync="true">
        <style:list-level-properties text:space-before="0.1527in" text:min-label-width="0.25in"/>
      </text:list-level-style-number>
      <text:list-level-style-number text:level="2" style:num-suffix="." style:num-format="a" style:num-letter-sync="true">
        <style:list-level-properties text:space-before="0.6527in" text:min-label-width="0.25in"/>
      </text:list-level-style-number>
      <text:list-level-style-number text:level="3" style:num-suffix="." style:num-format="i">
        <style:list-level-properties fo:text-align="end" text:space-before="1.2777in" text:min-label-width="0.125in"/>
      </text:list-level-style-number>
      <text:list-level-style-number text:level="4" style:num-suffix="." style:num-format="1">
        <style:list-level-properties text:space-before="1.6527in" text:min-label-width="0.25in"/>
      </text:list-level-style-number>
      <text:list-level-style-number text:level="5" style:num-suffix="." style:num-format="a" style:num-letter-sync="true">
        <style:list-level-properties text:space-before="2.1527in" text:min-label-width="0.25in"/>
      </text:list-level-style-number>
      <text:list-level-style-number text:level="6" style:num-suffix="." style:num-format="i">
        <style:list-level-properties fo:text-align="end" text:space-before="2.7777in" text:min-label-width="0.125in"/>
      </text:list-level-style-number>
      <text:list-level-style-number text:level="7" style:num-suffix="." style:num-format="1">
        <style:list-level-properties text:space-before="3.1527in" text:min-label-width="0.25in"/>
      </text:list-level-style-number>
      <text:list-level-style-number text:level="8" style:num-suffix="." style:num-format="a" style:num-letter-sync="true">
        <style:list-level-properties text:space-before="3.6527in" text:min-label-width="0.25in"/>
      </text:list-level-style-number>
      <text:list-level-style-number text:level="9" style:num-suffix="." style:num-format="i">
        <style:list-level-properties fo:text-align="end" text:space-before="4.2777in" text:min-label-width="0.125in"/>
      </text:list-level-style-number>
    </text:list-style>
    <style:page-layout style:name="PL0">
      <style:page-layout-properties fo:page-width="8.268in" fo:page-height="11.693in" style:print-orientation="portrait" fo:margin-top="0.3944in" fo:margin-left="0.9847in" fo:margin-bottom="0.2958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2-05T19:37:00Z</meta:creation-date>
    <dc:date>2023-02-05T19:37:00Z</dc:date>
    <meta:template xlink:href="Normal" xlink:type="simple"/>
    <meta:editing-cycles>2</meta:editing-cycles>
    <meta:editing-duration>PT0S</meta:editing-duration>
    <meta:document-statistic meta:page-count="7" meta:paragraph-count="6" meta:word-count="488" meta:character-count="3413" meta:row-count="24" meta:non-whitespace-character-count="2931"/>
  </office:meta>
</office:document-meta>
</file>